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ckJsException.SockJsException( String message , @ Nullable String sessionId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JsException.SockJsException( String message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JsException.getSockJs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